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margin-bottom="0in"/>
      <style:text-properties fo:font-size="12pt" style:font-size-asian="12pt" style:font-size-complex="12pt"/>
    </style:style>
    <style:style style:name="P3" style:parent-style-name="Normal" style:family="paragraph">
      <style:paragraph-properties fo:margin-bottom="0in"/>
      <style:text-properties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paragraph-properties fo:margin-bottom="0in"/>
      <style:text-properties fo:font-size="12pt" style:font-size-asian="12pt" style:font-size-complex="12pt"/>
    </style:style>
    <style:style style:name="P5" style:parent-style-name="Paragraphedeliste" style:list-style-name="LFO1" style:family="paragraph">
      <style:paragraph-properties fo:margin-bottom="0in"/>
      <style:text-properties fo:font-size="12pt" style:font-size-asian="12pt" style:font-size-complex="12pt"/>
    </style:style>
    <style:style style:name="P6" style:parent-style-name="Paragraphedeliste" style:list-style-name="LFO1" style:family="paragraph">
      <style:paragraph-properties fo:margin-bottom="0in"/>
      <style:text-properties fo:font-size="12pt" style:font-size-asian="12pt" style:font-size-complex="12pt"/>
    </style:style>
    <style:style style:name="P7" style:parent-style-name="Paragraphedeliste" style:list-style-name="LFO1" style:family="paragraph">
      <style:paragraph-properties fo:margin-bottom="0in"/>
      <style:text-properties fo:font-size="12pt" style:font-size-asian="12pt" style:font-size-complex="12pt"/>
    </style:style>
    <style:style style:name="P8" style:parent-style-name="Paragraphedeliste" style:list-style-name="LFO1" style:family="paragraph">
      <style:paragraph-properties fo:margin-bottom="0in"/>
      <style:text-properties fo:font-size="12pt" style:font-size-asian="12pt" style:font-size-complex="12pt"/>
    </style:style>
    <style:style style:name="P9" style:parent-style-name="Paragraphedeliste" style:list-style-name="LFO1" style:family="paragraph">
      <style:paragraph-properties fo:margin-bottom="0in"/>
      <style:text-properties fo:font-size="12pt" style:font-size-asian="12pt" style:font-size-complex="12pt"/>
    </style:style>
    <style:style style:name="P10" style:parent-style-name="Paragraphedeliste" style:list-style-name="LFO1" style:family="paragraph">
      <style:paragraph-properties fo:margin-bottom="0in"/>
      <style:text-properties fo:font-size="12pt" style:font-size-asian="12pt" style:font-size-complex="12pt"/>
    </style:style>
    <style:style style:name="P11" style:parent-style-name="Paragraphedeliste" style:list-style-name="LFO1" style:family="paragraph">
      <style:paragraph-properties fo:margin-bottom="0in"/>
      <style:text-properties fo:font-size="12pt" style:font-size-asian="12pt" style:font-size-complex="12pt"/>
    </style:style>
    <style:style style:name="P12" style:parent-style-name="Paragraphedeliste" style:list-style-name="LFO1" style:family="paragraph">
      <style:paragraph-properties fo:margin-bottom="0in"/>
      <style:text-properties fo:font-size="12pt" style:font-size-asian="12pt" style:font-size-complex="12pt"/>
    </style:style>
    <style:style style:name="P13" style:parent-style-name="Normal" style:family="paragraph">
      <style:paragraph-properties fo:margin-bottom="0in"/>
      <style:text-properties fo:font-size="12pt" style:font-size-asian="12pt" style:font-size-complex="12pt"/>
    </style:style>
    <style:style style:name="P14" style:parent-style-name="Normal" style:family="paragraph">
      <style:paragraph-properties fo:margin-bottom="0in"/>
      <style:text-properties fo:font-size="12pt" style:font-size-asian="12pt" style:font-size-complex="12pt"/>
    </style:style>
    <style:style style:name="P15" style:parent-style-name="Normal" style:family="paragraph">
      <style:paragraph-properties fo:margin-bottom="0in"/>
      <style:text-properties fo:font-size="12pt" style:font-size-asian="12pt" style:font-size-complex="12pt"/>
    </style:style>
    <style:style style:name="P16" style:parent-style-name="Normal" style:family="paragraph">
      <style:paragraph-properties fo:margin-bottom="0in"/>
      <style:text-properties fo:font-size="12pt" style:font-size-asian="12pt" style:font-size-complex="12pt"/>
    </style:style>
    <style:style style:name="P17" style:parent-style-name="Normal" style:family="paragraph">
      <style:paragraph-properties fo:margin-bottom="0in"/>
      <style:text-properties fo:font-size="12pt" style:font-size-asian="12pt" style:font-size-complex="12pt"/>
    </style:style>
    <style:style style:name="P18" style:parent-style-name="Normal" style:family="paragraph">
      <style:paragraph-properties fo:margin-bottom="0in"/>
      <style:text-properties fo:font-size="12pt" style:font-size-asian="12pt" style:font-size-complex="12pt"/>
    </style:style>
    <style:style style:name="P19" style:parent-style-name="Normal" style:family="paragraph">
      <style:paragraph-properties fo:margin-bottom="0in"/>
      <style:text-properties fo:font-size="12pt" style:font-size-asian="12pt" style:font-size-complex="12pt"/>
    </style:style>
    <style:style style:name="P20" style:parent-style-name="Paragraphedeliste" style:list-style-name="LFO1" style:family="paragraph">
      <style:paragraph-properties fo:margin-bottom="0in"/>
    </style:style>
    <style:style style:name="T21" style:parent-style-name="Policepardéfaut" style:family="text">
      <style:text-properties fo:font-size="12pt" style:font-size-asian="12pt" style:font-size-complex="12pt"/>
    </style:style>
  </office:automatic-styles>
  <office:body>
    <office:text text:use-soft-page-breaks="true">
      <text:p text:style-name="P1">Rapport<text:s/>d’avancement</text:p>
      <text:p text:style-name="P2"/>
      <text:p text:style-name="P3">21/01/2019 :</text:p>
      <text:list text:style-name="LFO1" text:continue-numbering="true">
        <text:list-item>
          <text:p text:style-name="P4">14h19 découverte du challenge, création du compte sur le site CodinGame</text:p>
        </text:list-item>
        <text:list-item>
          <text:p text:style-name="P5">14h23 Réalisation du tutoriel (faire avance le vaisseau au checkpoint suivant)</text:p>
          <text:list text:continue-numbering="true">
            <text:list-item>
              <text:p text:style-name="P6">Ligue Wood 3<text:s/>atteinte.</text:p>
            </text:list-item>
          </text:list>
        </text:list-item>
        <text:list-item>
          <text:p text:style-name="P7">14h27 début nouveau challenge<text:s/>avec l’angle et<text:s/>la<text:s/>distance<text:s/>du prochain checkpoint</text:p>
        </text:list-item>
        <text:list-item>
          <text:p text:style-name="P8">14h35<text:s/>transformation du<text:s/>pseudo code du<text:s/>tuto sur l'ajustement de la poussée avec l'angle en C++</text:p>
          <text:list text:continue-numbering="true">
            <text:list-item>
              <text:p text:style-name="P9">Ligue Wood 1 atteinte</text:p>
            </text:list-item>
          </text:list>
        </text:list-item>
        <text:list-item>
          <text:p text:style-name="P10">14h36<text:s/>Nouvelle mécanique : le<text:s/>boost, mise en place de l'éditeur de<text:s/>code<text:s/>externe (pour commit git),<text:s/>création du repo git, du rapport</text:p>
        </text:list-item>
        <text:list-item>
          <text:p text:style-name="P11">15h31 Commit du code (celui de 14h35, avec gestion simpliste de la poussée en fonction de l’angle)</text:p>
        </text:list-item>
        <text:list-item>
          <text:p text:style-name="P12">15h36 Reprise du développement.</text:p>
        </text:list-item>
      </text:list>
      <text:p text:style-name="P13"/>
      <text:p text:style-name="P14">L’idée pour l’utilisation du boost est d’utiliser le boost dans une ligne droite, lorsque le vaisseau est bien aligné avec sa destination. On ne veut pas gaspiller notre boost sur une petite distance, car cela fera probablement aller beaucoup trop loin derrière le checkpoint notre vaisseau. C’est pourquoi il y a une distance arbitraire de 5000 minium.<text:line-break/><text:line-break/>Même avec le boost, mon vaisseau ne gagne pas. Je remarque qu’il drift trop loin après le passage<text:s/>des checkpoints, je vais donc tenter d’anticiper l’arriver avec un check point et de préparer le vaisseau a tourner plus rapidement et en faisant le moins de chemin inutile</text:p>
      <text:p text:style-name="P15"/>
      <text:p text:style-name="P16">L’idée initiale était de réguler la vitesse en fonction de l’angle avec le prochain checkpoint. Si nous avons un virage a 90° à faire, mettre les moteurs à 100% nous ferait faire un dérapage. Je voulais avoir les virages très coupés, avec le moins de dérapage possible, surtout quand ils nous font aller loin derrière le point. J’ai donc sur feuille cherche une formule pour adapter la vitesse suivant l’angle, trouver un rapport de proportionnalité, tout en définissant des angles min et max. Des limites ou l’on peut laisser les moteurs à fond, ou alors il faut tout couper.<text:line-break/><text:line-break/>Cela ma pris pas mal de temps pour au final empirer mon score. En effet ayant beaucoup de virage à plus de 120°<text:s/>(voir souvent presque des 180) lorsque le vaisseau se retourne, son inertie continue de l’emmener à l’opposer d’où il doit aller, avoir de la puissance moteur permet de contrer l’inertie, et de limite le dérapage. Hors mon code limitait la puissances des moteurs dans ces moments-là. Donc mon vaisseau faisait beaucoup de distance après les points pour rien.</text:p>
      <text:p text:style-name="P17"/>
      <text:p text:style-name="P18">J’ai donc changé ma façon de penser. Si je veux alors mon loin derrière le point, je peux aussi ralentir avant. J’ai donc fait quelque chose de similaire, qui adapte la puissance des moteurs, en fonction de la distance avec le point suivant. J’ai défini une distance pour commencer à freiner (on ne freine pas avant), une vitesse minimale à avoir pour freiner (si on va lentement, on ne va pas freiner. Si les conditions sont remplies, au fur et a mesure que le vaisseau s’approche du checkpoint il y a de moins en moins de puissance dans les moteurs.<text:line-break/>Ceci ma permit de passer en ligue Bronze. Je pense que mon code peut encore être optimiser, en changeant la distance à partir de laquelle on peut freiner, la vitesse minimale à avoir… De plus, j’utilise un rapport de proportionnalité, je ne coupe pas les moteurs d’un coup, je garde un peu de puissance sous le coude, je ne sais pas laquelle des deux solutions est la meilleure pour le moment.</text:p>
      <text:p text:style-name="P19"/>
      <text:list text:style-name="LFO1" text:continue-numbering="true">
        <text:list-item>
          <text:p text:style-name="P20"><text:span text:style-name="T21">17h21 Passage en ligue Bronze, ajout des collisions avec les autres vaisseaux. (commit gi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uthier berod</meta:initial-creator>
    <dc:creator>Gauthier berod</dc:creator>
    <meta:creation-date>2019-01-21T14:19:00Z</meta:creation-date>
    <dc:date>2019-01-21T17:16:00Z</dc:date>
    <meta:template xlink:href="Normal" xlink:type="simple"/>
    <meta:editing-cycles>5</meta:editing-cycles>
    <meta:editing-duration>PT10620S</meta:editing-duration>
    <meta:document-statistic meta:page-count="1" meta:paragraph-count="6" meta:word-count="521" meta:character-count="3381" meta:row-count="23" meta:non-whitespace-character-count="2866"/>
  </office:meta>
</office:document-meta>
</file>